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BS</text:p>
          </table:table-cell>
          <table:table-cell office:value-type="string" calcext:value-type="string">
            <text:p>brute force</text:p>
          </table:table-cell>
          <table:table-cell table:style-name="ce2" office:value-type="string" calcext:value-type="string" table:number-columns-spanned="2" table:number-rows-spanned="1">
            <text:p>interchange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block</text:p>
          </table:table-cell>
          <table:covered-table-cell table:style-name="Default"/>
          <table:table-cell table:number-columns-repeated="4"/>
        </table:table-row>
        <table:table-row table:style-name="ro1">
          <table:covered-table-cell table:style-name="Default"/>
          <table:table-cell table:number-columns-repeated="2" office:value-type="string" calcext:value-type="string">
            <text:p>time, c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time, c</text:p>
          </table:table-cell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unroll: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производительность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329406" calcext:value-type="float">
            <text:p>19.329406</text:p>
          </table:table-cell>
          <table:table-cell office:value-type="float" office:value="4.22439" calcext:value-type="float">
            <text:p>4.22439</text:p>
          </table:table-cell>
          <table:table-cell office:value-type="float" office:value="4.575667966" calcext:value-type="float">
            <text:p>4.575667966</text:p>
          </table:table-cell>
          <table:table-cell office:value-type="float" office:value="6.280353" calcext:value-type="float">
            <text:p>6.280353</text:p>
          </table:table-cell>
          <table:table-cell office:value-type="float" office:value="3.07775789" calcext:value-type="float">
            <text:p>3.07775789</text:p>
          </table:table-cell>
          <table:table-cell/>
          <table:table-cell office:value-type="float" office:value="5.727663" calcext:value-type="float">
            <text:p>5.727663</text:p>
          </table:table-cell>
          <table:table-cell table:formula="of:=[.B3]/[.H3]" office:value-type="float" office:value="3.37474568598048" calcext:value-type="float">
            <text:p>3.37474568598048</text:p>
          </table:table-cell>
          <table:table-cell office:value-type="string" calcext:value-type="string">
            <text:p>0,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390784" calcext:value-type="float">
            <text:p>19.390784</text:p>
          </table:table-cell>
          <table:table-cell office:value-type="float" office:value="4.233906" calcext:value-type="float">
            <text:p>4.233906</text:p>
          </table:table-cell>
          <table:table-cell office:value-type="float" office:value="4.579880611" calcext:value-type="float">
            <text:p>4.579880611</text:p>
          </table:table-cell>
          <table:table-cell office:value-type="float" office:value="5.223021" calcext:value-type="float">
            <text:p>5.223021</text:p>
          </table:table-cell>
          <table:table-cell office:value-type="float" office:value="3.712560987" calcext:value-type="float">
            <text:p>3.71256098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374919" calcext:value-type="float">
            <text:p>19.374919</text:p>
          </table:table-cell>
          <table:table-cell office:value-type="float" office:value="4.223312" calcext:value-type="float">
            <text:p>4.223312</text:p>
          </table:table-cell>
          <table:table-cell office:value-type="float" office:value="4.587612518" calcext:value-type="float">
            <text:p>4.587612518</text:p>
          </table:table-cell>
          <table:table-cell office:value-type="float" office:value="4.901834" calcext:value-type="float">
            <text:p>4.901834</text:p>
          </table:table-cell>
          <table:table-cell office:value-type="float" office:value="3.952585706" calcext:value-type="float">
            <text:p>3.95258570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.348524" calcext:value-type="float">
            <text:p>19.348524</text:p>
          </table:table-cell>
          <table:table-cell office:value-type="float" office:value="4.223997" calcext:value-type="float">
            <text:p>4.223997</text:p>
          </table:table-cell>
          <table:table-cell office:value-type="float" office:value="4.580619731" calcext:value-type="float">
            <text:p>4.580619731</text:p>
          </table:table-cell>
          <table:table-cell office:value-type="float" office:value="4.778936" calcext:value-type="float">
            <text:p>4.778936</text:p>
          </table:table-cell>
          <table:table-cell office:value-type="float" office:value="4.048709587" calcext:value-type="float">
            <text:p>4.04870958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.333567" calcext:value-type="float">
            <text:p>19.333567</text:p>
          </table:table-cell>
          <table:table-cell office:value-type="float" office:value="4.225273" calcext:value-type="float">
            <text:p>4.225273</text:p>
          </table:table-cell>
          <table:table-cell office:value-type="float" office:value="4.575696529" calcext:value-type="float">
            <text:p>4.575696529</text:p>
          </table:table-cell>
          <table:table-cell office:value-type="float" office:value="4.697363" calcext:value-type="float">
            <text:p>4.697363</text:p>
          </table:table-cell>
          <table:table-cell office:value-type="float" office:value="4.115834139" calcext:value-type="float">
            <text:p>4.115834139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.362098" calcext:value-type="float">
            <text:p>19.362098</text:p>
          </table:table-cell>
          <table:table-cell office:value-type="float" office:value="4.221902" calcext:value-type="float">
            <text:p>4.221902</text:p>
          </table:table-cell>
          <table:table-cell office:value-type="float" office:value="4.586107873" calcext:value-type="float">
            <text:p>4.586107873</text:p>
          </table:table-cell>
          <table:table-cell office:value-type="float" office:value="4.749286" calcext:value-type="float">
            <text:p>4.749286</text:p>
          </table:table-cell>
          <table:table-cell office:value-type="float" office:value="4.076843972" calcext:value-type="float">
            <text:p>4.076843972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.364292" calcext:value-type="float">
            <text:p>19.364292</text:p>
          </table:table-cell>
          <table:table-cell office:value-type="float" office:value="4.224909" calcext:value-type="float">
            <text:p>4.224909</text:p>
          </table:table-cell>
          <table:table-cell office:value-type="float" office:value="4.583363097" calcext:value-type="float">
            <text:p>4.583363097</text:p>
          </table:table-cell>
          <table:table-cell office:value-type="float" office:value="4.758053" calcext:value-type="float">
            <text:p>4.758053</text:p>
          </table:table-cell>
          <table:table-cell office:value-type="float" office:value="4.069793254" calcext:value-type="float">
            <text:p>4.069793254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.349207" calcext:value-type="float">
            <text:p>19.349207</text:p>
          </table:table-cell>
          <table:table-cell office:value-type="float" office:value="4.222013" calcext:value-type="float">
            <text:p>4.222013</text:p>
          </table:table-cell>
          <table:table-cell office:value-type="float" office:value="4.582934017" calcext:value-type="float">
            <text:p>4.582934017</text:p>
          </table:table-cell>
          <table:table-cell office:value-type="float" office:value="4.705785" calcext:value-type="float">
            <text:p>4.705785</text:p>
          </table:table-cell>
          <table:table-cell office:value-type="float" office:value="4.11179155" calcext:value-type="float">
            <text:p>4.11179155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9.338469" calcext:value-type="float">
            <text:p>19.338469</text:p>
          </table:table-cell>
          <table:table-cell office:value-type="float" office:value="4.228147" calcext:value-type="float">
            <text:p>4.228147</text:p>
          </table:table-cell>
          <table:table-cell office:value-type="float" office:value="4.573745662" calcext:value-type="float">
            <text:p>4.573745662</text:p>
          </table:table-cell>
          <table:table-cell office:value-type="float" office:value="4.805962" calcext:value-type="float">
            <text:p>4.805962</text:p>
          </table:table-cell>
          <table:table-cell office:value-type="float" office:value="4.023849752" calcext:value-type="float">
            <text:p>4.023849752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9.336273" calcext:value-type="float">
            <text:p>19.336273</text:p>
          </table:table-cell>
          <table:table-cell office:value-type="float" office:value="4.228274" calcext:value-type="float">
            <text:p>4.228274</text:p>
          </table:table-cell>
          <table:table-cell office:value-type="float" office:value="4.573088925" calcext:value-type="float">
            <text:p>4.573088925</text:p>
          </table:table-cell>
          <table:table-cell office:value-type="float" office:value="4.692756" calcext:value-type="float">
            <text:p>4.692756</text:p>
          </table:table-cell>
          <table:table-cell office:value-type="float" office:value="4.120451394" calcext:value-type="float">
            <text:p>4.12045139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4T00:33:29.566934880</meta:creation-date>
    <dc:date>2026-02-04T00:45:40.845309025</dc:date>
    <meta:editing-duration>PT2M6S</meta:editing-duration>
    <meta:editing-cycles>3</meta:editing-cycles>
    <meta:generator>LibreOffice/7.4.7.2$Linux_X86_64 LibreOffice_project/40$Build-2</meta:generator>
    <meta:document-statistic meta:table-count="1" meta:cell-count="75" meta:object-count="0"/>
  </office:meta>
</office:document-meta>
</file>